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start" style:justify-single-word="false"/>
      <style:text-properties fo:font-size="14pt" style:text-underline-style="none" officeooo:rsid="000749c4" officeooo:paragraph-rsid="000ff11e" style:font-size-asian="12.25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fo:font-size="14pt" style:text-underline-style="none" officeooo:rsid="0039c0d1" officeooo:paragraph-rsid="000ff11e" style:font-size-asian="12.25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style:text-underline-style="none" officeooo:rsid="0003b2ca" officeooo:paragraph-rsid="00370747" style:font-size-asian="12.25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fo:font-size="14pt" style:text-underline-style="none" officeooo:rsid="002c0321" officeooo:paragraph-rsid="000ff11e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0749c4" officeooo:paragraph-rsid="000ff11e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0f6e50" officeooo:paragraph-rsid="000ff11e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fccf2" officeooo:paragraph-rsid="000ff11e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1de197" officeooo:paragraph-rsid="000ff11e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2a08fc" officeooo:paragraph-rsid="000ff11e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844f4" officeooo:paragraph-rsid="000ff11e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abc1c" officeooo:paragraph-rsid="000ff11e" style:font-size-asian="12.25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a579e" officeooo:paragraph-rsid="000ff11e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a27e3" officeooo:paragraph-rsid="000ff11e" style:font-size-asian="12.25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35c02a" officeooo:paragraph-rsid="000ff11e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8d1020" officeooo:paragraph-rsid="000ff11e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5210c5" officeooo:paragraph-rsid="000ff11e" style:font-size-asian="14pt" style:font-size-complex="14pt"/>
    </style:style>
    <style:style style:name="P17" style:family="paragraph" style:parent-style-name="Standard" style:list-style-name="L1" style:master-page-name="">
      <loext:graphic-properties draw:fill="none"/>
      <style:paragraph-properties fo:margin-left="0.499cm" fo:margin-right="0cm" fo:line-height="100%" fo:text-align="start" style:justify-single-word="false" fo:text-indent="-0.499cm" style:auto-text-indent="false" style:page-number="auto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fb53e" officeooo:paragraph-rsid="000ff11e" style:font-size-asian="14pt" style:font-size-complex="14pt"/>
    </style:style>
    <style:style style:name="P18" style:family="paragraph" style:parent-style-name="Standard" style:list-style-name="L1" style:master-page-name="">
      <loext:graphic-properties draw:fill="none"/>
      <style:paragraph-properties fo:margin-left="0.499cm" fo:margin-right="0cm" fo:line-height="100%" fo:text-align="start" style:justify-single-word="false" fo:text-indent="-0.499cm" style:auto-text-indent="false" style:page-number="auto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ede85" officeooo:paragraph-rsid="000ff11e" style:font-size-asian="14pt" style:font-size-complex="14pt"/>
    </style:style>
    <style:style style:name="P19" style:family="paragraph" style:parent-style-name="Standard" style:list-style-name="L1" style:master-page-name="">
      <loext:graphic-properties draw:fill="none"/>
      <style:paragraph-properties fo:margin-left="0.499cm" fo:margin-right="0cm" fo:line-height="100%" fo:text-align="start" style:justify-single-word="false" fo:text-indent="-0.499cm" style:auto-text-indent="false" style:page-number="auto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c0321" officeooo:paragraph-rsid="00183737" style:font-size-asian="14pt" style:font-size-complex="14pt"/>
    </style:style>
    <style:style style:name="P20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101338" officeooo:paragraph-rsid="00101338" style:font-size-asian="14pt" style:font-size-complex="14pt"/>
    </style:style>
    <style:style style:name="P21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72d691" officeooo:paragraph-rsid="000ff11e" style:font-size-asian="14pt" style:font-size-complex="14pt"/>
    </style:style>
    <style:style style:name="P22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1bf7c" officeooo:paragraph-rsid="0021bf7c" style:font-size-asian="14pt" style:font-size-complex="14pt"/>
    </style:style>
    <style:style style:name="P23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6d750c" officeooo:paragraph-rsid="000ff11e" style:font-size-asian="14pt" style:font-size-complex="14pt"/>
    </style:style>
    <style:style style:name="P24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2fd92" officeooo:paragraph-rsid="0022fd92" style:font-size-asian="14pt" style:font-size-complex="14pt"/>
    </style:style>
    <style:style style:name="P25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ede85" officeooo:paragraph-rsid="000ff11e" style:font-size-asian="14pt" style:font-size-complex="14pt"/>
    </style:style>
    <style:style style:name="P26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ff9c0" officeooo:paragraph-rsid="002ff9c0" style:font-size-asian="14pt" style:font-size-complex="14pt"/>
    </style:style>
    <style:style style:name="P27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6ea0a8" officeooo:paragraph-rsid="000ff11e" style:font-size-asian="14pt" style:font-size-complex="14pt"/>
    </style:style>
    <style:style style:name="P28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803d3e" officeooo:paragraph-rsid="000ff11e" style:font-size-asian="14pt" style:font-size-complex="14pt"/>
    </style:style>
    <style:style style:name="P29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c3edd" officeooo:paragraph-rsid="002c3edd" style:font-size-asian="14pt" style:font-size-complex="14pt"/>
    </style:style>
    <style:style style:name="P30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1458d" officeooo:paragraph-rsid="0021458d" style:font-size-asian="14pt" style:font-size-complex="14pt"/>
    </style:style>
    <style:style style:name="P31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37d900" officeooo:paragraph-rsid="0037d900" style:font-size-asian="14pt" style:font-size-complex="14pt"/>
    </style:style>
    <style:style style:name="P32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26344c" officeooo:paragraph-rsid="0026344c" style:font-size-asian="14pt" style:font-size-complex="14pt"/>
    </style:style>
    <style:style style:name="P33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35c02a" officeooo:paragraph-rsid="000ff11e" style:font-size-asian="14pt" style:font-size-complex="14pt"/>
    </style:style>
    <style:style style:name="P34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51c276" officeooo:paragraph-rsid="000ff11e" style:font-size-asian="14pt" style:font-size-complex="14pt"/>
    </style:style>
    <style:style style:name="P35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5210c5" officeooo:paragraph-rsid="000ff11e" style:font-size-asian="14pt" style:font-size-complex="14pt"/>
    </style:style>
    <style:style style:name="P36" style:family="paragraph" style:parent-style-name="Standard" style:list-style-name="L1">
      <loext:graphic-properties draw:fill="none"/>
      <style:paragraph-properties fo:margin-left="0.499cm" fo:margin-right="0cm" fo:line-height="100%" fo:text-align="start" style:justify-single-word="false" fo:text-indent="-0.499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none" officeooo:rsid="003a2e8d" officeooo:paragraph-rsid="003a2e8d" style:font-size-asian="14pt" style:font-size-complex="14pt"/>
    </style:style>
    <style:style style:name="T1" style:family="text">
      <style:text-properties officeooo:rsid="0039c0d1"/>
    </style:style>
    <style:style style:name="T2" style:family="text">
      <style:text-properties officeooo:rsid="000844f4"/>
    </style:style>
    <style:style style:name="T3" style:family="text">
      <style:text-properties officeooo:rsid="000be771"/>
    </style:style>
    <style:style style:name="T4" style:family="text">
      <style:text-properties officeooo:rsid="001533c1"/>
    </style:style>
    <style:style style:name="T5" style:family="text">
      <style:text-properties officeooo:rsid="000c9156"/>
    </style:style>
    <style:style style:name="T6" style:family="text">
      <style:text-properties officeooo:rsid="007f12f8"/>
    </style:style>
    <style:style style:name="T7" style:family="text">
      <style:text-properties officeooo:rsid="003bc0ca"/>
    </style:style>
    <style:style style:name="T8" style:family="text">
      <style:text-properties officeooo:rsid="0062e843"/>
    </style:style>
    <style:style style:name="T9" style:family="text">
      <style:text-properties officeooo:rsid="0013ec4c"/>
    </style:style>
    <style:style style:name="T10" style:family="text">
      <style:text-properties officeooo:rsid="001ddf1a"/>
    </style:style>
    <style:style style:name="T11" style:family="text">
      <style:text-properties style:font-name="Liberation Serif1" fo:font-weight="bold" officeooo:rsid="001de197" style:font-name-asian="Liberation Serif1" style:font-weight-asian="bold" style:font-name-complex="Liberation Serif1" style:font-weight-complex="bold"/>
    </style:style>
    <style:style style:name="T12" style:family="text">
      <style:text-properties style:text-underline-style="none" officeooo:rsid="00050601"/>
    </style:style>
    <style:style style:name="T13" style:family="text">
      <style:text-properties style:text-underline-style="none" officeooo:rsid="0028d424"/>
    </style:style>
    <style:style style:name="T14" style:family="text">
      <style:text-properties style:text-underline-style="none" officeooo:rsid="003d3362"/>
    </style:style>
    <style:style style:name="T15" style:family="text">
      <style:text-properties officeooo:rsid="000e066f"/>
    </style:style>
    <style:style style:name="T16" style:family="text">
      <style:text-properties officeooo:rsid="000df8fc"/>
    </style:style>
    <style:style style:name="T17" style:family="text">
      <style:text-properties officeooo:rsid="0016a9cd"/>
    </style:style>
    <style:style style:name="T18" style:family="text">
      <style:text-properties officeooo:rsid="007f5914"/>
    </style:style>
    <style:style style:name="T19" style:family="text">
      <style:text-properties officeooo:rsid="0051c276"/>
    </style:style>
    <style:style style:name="T20" style:family="text">
      <style:text-properties officeooo:rsid="007c20b4"/>
    </style:style>
    <style:style style:name="T21" style:family="text">
      <style:text-properties officeooo:rsid="0035c02a"/>
    </style:style>
    <style:style style:name="T22" style:family="text">
      <style:text-properties officeooo:rsid="008ee4ed"/>
    </style:style>
    <style:style style:name="T23" style:family="text">
      <style:text-properties officeooo:rsid="002fb53e"/>
    </style:style>
    <style:style style:name="T24" style:family="text">
      <style:text-properties officeooo:rsid="005210c5"/>
    </style:style>
    <style:style style:name="T25" style:family="text">
      <style:text-properties officeooo:rsid="00678459"/>
    </style:style>
    <style:style style:name="T26" style:family="text">
      <style:text-properties officeooo:rsid="0060a520"/>
    </style:style>
    <style:style style:name="T27" style:family="text">
      <style:text-properties officeooo:rsid="00183737"/>
    </style:style>
    <style:style style:name="T28" style:family="text">
      <style:text-properties officeooo:rsid="0019982a"/>
    </style:style>
    <style:style style:name="T29" style:family="text">
      <style:text-properties officeooo:rsid="001fba68"/>
    </style:style>
    <style:style style:name="T30" style:family="text">
      <style:text-properties officeooo:rsid="0021bf7c"/>
    </style:style>
    <style:style style:name="T31" style:family="text">
      <style:text-properties officeooo:rsid="0021e74c"/>
    </style:style>
    <style:style style:name="T32" style:family="text">
      <style:text-properties officeooo:rsid="0022fd92"/>
    </style:style>
    <style:style style:name="T33" style:family="text">
      <style:text-properties officeooo:rsid="0023cf6d"/>
    </style:style>
    <style:style style:name="T34" style:family="text">
      <style:text-properties officeooo:rsid="0026344c"/>
    </style:style>
    <style:style style:name="T35" style:family="text">
      <style:text-properties officeooo:rsid="00295a3b"/>
    </style:style>
    <style:style style:name="T36" style:family="text">
      <style:text-properties officeooo:rsid="002c3edd"/>
    </style:style>
    <style:style style:name="T37" style:family="text">
      <style:text-properties officeooo:rsid="002e483c"/>
    </style:style>
    <style:style style:name="T38" style:family="text">
      <style:text-properties officeooo:rsid="00303c91"/>
    </style:style>
    <style:style style:name="T39" style:family="text">
      <style:text-properties officeooo:rsid="00316a04"/>
    </style:style>
    <style:style style:name="T40" style:family="text">
      <style:text-properties officeooo:rsid="0037d900"/>
    </style:style>
    <style:style style:name="T41" style:family="text">
      <style:text-properties officeooo:rsid="00385798"/>
    </style:style>
    <style:style style:name="T42" style:family="text">
      <style:text-properties officeooo:rsid="003a2e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r Trek: <text:span text:style-name="T1">Beyond </text:span><text:s/><text:span text:style-name="T2">X </text:span>Baymax <text:span text:style-name="T2">x Assassin‘s Creed</text:span></text:p>
      <text:p text:style-name="P1">Twin Hamada<text:span text:style-name="T2">s; </text:span></text:p>
      <text:p text:style-name="P2">(2263)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<text:span text:style-name="T32">Lt. </text:span>Pavel Chekov <text:span text:style-name="T3">(22)</text:span></text:p>
          </table:table-cell>
          <table:table-cell table:style-name="Tabelle1.B1" office:value-type="string">
            <text:p text:style-name="P5"><text:span text:style-name="T4">Ethel “</text:span>Gogo“ Tomago <text:span text:style-name="T5">(25)</text:span></text:p>
          </table:table-cell>
        </table:table-row>
        <table:table-row>
          <table:table-cell table:style-name="Tabelle1.A2" office:value-type="string">
            <text:p text:style-name="P6"><text:span text:style-name="T6">Dr. </text:span>Leonard „<text:span text:style-name="T6">Pille“ </text:span>McCoy (<text:span text:style-name="T7">36</text:span>)</text:p>
          </table:table-cell>
          <table:table-cell table:style-name="Tabelle1.B2" office:value-type="string">
            <text:p text:style-name="P5">– – </text:p>
          </table:table-cell>
        </table:table-row>
        <table:table-row>
          <table:table-cell table:style-name="Tabelle1.A2" office:value-type="string">
            <text:p text:style-name="P6"><text:span text:style-name="T29">Lt.Cmdr. </text:span>Montgomery Scott (<text:span text:style-name="T7">41</text:span>)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6"><text:span text:style-name="T29">Lt. </text:span>Hikaru Sulu (2<text:span text:style-name="T30">6</text:span>)</text:p>
          </table:table-cell>
          <table:table-cell table:style-name="Tabelle1.B2" office:value-type="string">
            <text:p text:style-name="P6"><text:span text:style-name="T39">Ben</text:span> <text:span text:style-name="T8">Doe (25)</text:span></text:p>
          </table:table-cell>
        </table:table-row>
        <table:table-row>
          <table:table-cell table:style-name="Tabelle1.A2" office:value-type="string">
            <text:p text:style-name="P7"><text:span text:style-name="T29">Cpt. </text:span>James Tiberius Kirk (30)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8"><text:span text:style-name="T29">Cmdr. </text:span>Spock (<text:span text:style-name="T7">30</text:span>)</text:p>
          </table:table-cell>
          <table:table-cell table:style-name="Tabelle1.B2" office:value-type="string">
            <text:p text:style-name="P9"><text:span text:style-name="T29">Lt. </text:span>Nyota Uhura(26)</text:p>
          </table:table-cell>
        </table:table-row>
        <table:table-row>
          <table:table-cell table:style-name="Tabelle1.A2" office:value-type="string">
            <text:p text:style-name="P10">Hiro Hamada <text:span text:style-name="T3">(21)</text:span></text:p>
          </table:table-cell>
          <table:table-cell table:style-name="Tabelle1.B2" office:value-type="string">
            <text:p text:style-name="P10">Miguel <text:span text:style-name="T9">Rivera(19)</text:span></text:p>
          </table:table-cell>
        </table:table-row>
        <table:table-row>
          <table:table-cell table:style-name="Tabelle1.A2" office:value-type="string">
            <text:p text:style-name="P11"><text:span text:style-name="T34">Cdt. </text:span>Seth Hamada <text:span text:style-name="T3">(21)</text:span></text:p>
          </table:table-cell>
          <table:table-cell table:style-name="Tabelle1.B2" office:value-type="string">
            <text:p text:style-name="P12">Eike <text:span text:style-name="T10">Jötunen (21, OC</text:span><text:span text:style-name="T11">)</text:span></text:p>
          </table:table-cell>
        </table:table-row>
        <table:table-row>
          <table:table-cell table:style-name="Tabelle1.A2" office:value-type="string">
            <text:p text:style-name="P10"><text:span text:style-name="T31">Lt. Jg. </text:span>Tadashi „<text:span text:style-name="T6">Lancelot“</text:span> Hamada <text:span text:style-name="T3">(26)</text:span></text:p>
          </table:table-cell>
          <table:table-cell table:style-name="Tabelle1.B2" office:value-type="string">
            <text:p text:style-name="P10">Beredein Phlox <text:span text:style-name="T12">(</text:span><text:span text:style-name="T13">2</text:span><text:span text:style-name="T14">6</text:span><text:span text:style-name="T13"> ,</text:span><text:span text:style-name="T12">OC, Halb-Denobulanerin)</text:span></text:p>
          </table:table-cell>
        </table:table-row>
        <table:table-row>
          <table:table-cell table:style-name="Tabelle1.A2" office:value-type="string">
            <text:p text:style-name="P13">Kyle „<text:span text:style-name="T6">Loki“</text:span> Hamada <text:span text:style-name="T3">(26)</text:span></text:p>
          </table:table-cell>
          <table:table-cell table:style-name="Tabelle1.B2" office:value-type="string">
            <text:p text:style-name="P14">Miriam Donovan (24)</text:p>
          </table:table-cell>
        </table:table-row>
        <table:table-row>
          <table:table-cell table:style-name="Tabelle1.A2" office:value-type="string">
            <text:p text:style-name="P10"><text:span text:style-name="T15">Malcolm </text:span>“Wasabi“ <text:span text:style-name="T15">No-Ginger (27)</text:span>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10">Honey Lemon <text:span text:style-name="T16">(23)</text:span>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10">Frederik “<text:span text:style-name="T17">Fred“ Fredikson</text:span> <text:span text:style-name="T15">(22)</text:span></text:p>
          </table:table-cell>
          <table:table-cell table:style-name="Tabelle1.B2" office:value-type="string">
            <text:p text:style-name="P5"/>
          </table:table-cell>
        </table:table-row>
      </table:table>
      <text:p text:style-name="P4"/>
      <text:list xml:id="list2367479167" text:style-name="L1">
        <text:list-item>
          <text:p text:style-name="P17">Tadashi „<text:span text:style-name="T18">Lancelot“</text:span> Hamada:*<text:span text:style-name="T19">2237, Musterkind (lawful good)</text:span></text:p>
          <text:list>
            <text:list-item>
              <text:p text:style-name="P20">fünf Minuten älter als Kyle</text:p>
            </text:list-item>
            <text:list-item>
              <text:p text:style-name="P21">2247: „<text:span text:style-name="T20">König Arthus</text:span>“</text:p>
            </text:list-item>
            <text:list-item>
              <text:p text:style-name="P22">2254: Aufnahme in die Akademie der Sternenflotte, Ingenieurss<text:span text:style-name="T36">korps (Info/E-Tech)</text:span></text:p>
            </text:list-item>
            <text:list-item>
              <text:p text:style-name="P23">2256: Beinprothese</text:p>
            </text:list-item>
            <text:list-item>
              <text:p text:style-name="P24">2259: Versetzung auf <text:span text:style-name="T33">ein Schiff der Crossfield/Hoover-Klasse</text:span></text:p>
            </text:list-item>
          </text:list>
        </text:list-item>
        <text:list-item>
          <text:p text:style-name="P18">Kyle „<text:span text:style-name="T42">Loki“</text:span> Hamada:*<text:span text:style-name="T19">2237, notorischer Regelbrecher(chaotic neutral)</text:span></text:p>
          <text:list>
            <text:list-item>
              <text:p text:style-name="P25"><text:span text:style-name="T29">Mohawk[läuft in zwei (geflochtene?) Zöpfe aus]</text:span>, <text:span text:style-name="T21">Ace</text:span></text:p>
            </text:list-item>
            <text:list-item>
              <text:p text:style-name="P23">224<text:span text:style-name="T22">7</text:span>: „<text:span text:style-name="T28">Robin Hood</text:span>“</text:p>
            </text:list-item>
            <text:list-item>
              <text:p text:style-name="P20">2256: <text:span text:style-name="T40">Ersatz dreier Rippen</text:span></text:p>
              <text:list>
                <text:list-item>
                  <text:p text:style-name="P20"/>
                </text:list-item>
              </text:list>
            </text:list-item>
          </text:list>
        </text:list-item>
        <text:list-item>
          <text:p text:style-name="P18"><text:span text:style-name="T23">Hiro </text:span><text:s/>Hamada:*<text:span text:style-name="T19">2242, Hansdampf in allen Gassen (chaotic good)</text:span></text:p>
          <text:list>
            <text:list-item>
              <text:p text:style-name="P26">Braidhawk <text:span text:style-name="T38">(Haare seitlich geflochten)</text:span></text:p>
            </text:list-item>
            <text:list-item>
              <text:p text:style-name="P27">22<text:span text:style-name="T22">52</text:span>: „Das Dschungelbuch“</text:p>
            </text:list-item>
            <text:list-item>
              <text:p text:style-name="P28">2256: <text:span text:style-name="T27">Narbe</text:span> oberhalb des linken Ohr<text:span text:style-name="T36">s (Streifschuss? Taubheit?)</text:span></text:p>
            </text:list-item>
            <text:list-item>
              <text:p text:style-name="P29">22<text:span text:style-name="T41">59</text:span>: Aufnahme <text:span text:style-name="T37">Info</text:span>/MaschBau</text:p>
              <text:list>
                <text:list-item>
                  <text:p text:style-name="P36">Probleme wg. Botfightwetten, Cyberkriminalität (White/grey::[80/20])</text:p>
                </text:list-item>
              </text:list>
            </text:list-item>
          </text:list>
        </text:list-item>
        <text:list-item>
          <text:p text:style-name="P19">Seth Hamada:*<text:span text:style-name="T19">2242, Freigeist (lawful neutral)</text:span></text:p>
          <text:list>
            <text:list-item>
              <text:p text:style-name="P30">Dreadlocks</text:p>
            </text:list-item>
            <text:list-item>
              <text:p text:style-name="P27">22<text:span text:style-name="T22">52</text:span>: </text:p>
            </text:list-item>
            <text:list-item>
              <text:p text:style-name="P31">2256: Schultergelenkprothese</text:p>
            </text:list-item>
            <text:list-item>
              <text:p text:style-name="P32"><text:soft-page-break/>226<text:span text:style-name="T41">1</text:span>: Aufnahme <text:span text:style-name="T35">Botanik/Biochemie</text:span></text:p>
              <text:list>
                <text:list-item>
                  <text:p text:style-name="P36">Probleme wg. Drogenproduktion,-handel und Konsum</text:p>
                </text:list-item>
              </text:list>
            </text:list-item>
          </text:list>
        </text:list-item>
        <text:list-item>
          <text:p text:style-name="P33">Eike Jötunen: *<text:span text:style-name="T19">2242, </text:span>Inter*,</text:p>
        </text:list-item>
        <text:list-item>
          <text:p text:style-name="P33">Beredein Phlox: *<text:span text:style-name="T19">2237, </text:span>Halb-Denobulanerin</text:p>
        </text:list-item>
        <text:list-item>
          <text:p text:style-name="P34">Ansgar Jedarin: *2218,<text:span text:style-name="T24"> Meister Zweiter Klasse</text:span></text:p>
          <text:list>
            <text:list-item>
              <text:p text:style-name="P35">OC (Order C<text:span text:style-name="T41">ruiser</text:span>) NV-5463 Jackdaw, Outlaw-Klasse</text:p>
            </text:list-item>
          </text:list>
        </text:list-item>
        <text:list-item>
          <text:p text:style-name="P35">Ruben Jeda<text:span text:style-name="T25">r</text:span>in: *2220, Meister <text:span text:style-name="T26">Zweiter Klasse</text:span></text:p>
          <text:list>
            <text:list-item>
              <text:p text:style-name="P35">OC NV-5464 Aquila, <text:span text:style-name="T22">Outlaw-Klasse</text:span></text:p>
            </text:list-item>
          </text:list>
        </text:list-item>
      </text:list>
      <text:p text:style-name="P16"/>
      <text:p text:style-name="P15">Tadashi &amp; Hiro: Ansgar; Kyle &amp; Seth: Rube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23:09.817000000</meta:creation-date>
    <dc:date>2019-10-06T22:49:03.741000000</dc:date>
    <meta:editing-duration>P3DT8H24M11S</meta:editing-duration>
    <meta:editing-cycles>13</meta:editing-cycles>
    <meta:generator>LibreOffice/6.1.6.3$Windows_X86_64 LibreOffice_project/5896ab1714085361c45cf540f76f60673dd96a72</meta:generator>
    <meta:document-statistic meta:table-count="1" meta:image-count="0" meta:object-count="0" meta:page-count="2" meta:paragraph-count="54" meta:word-count="255" meta:character-count="1730" meta:non-whitespace-character-count="1550"/>
  </office:meta>
</office:document-meta>
</file>